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1.67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4.115cm" fo:break-before="auto" style:use-optimal-row-height="tru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68cm" fo:break-before="auto" style:use-optimal-row-height="true"/>
    </style:style>
    <style:style style:name="ro10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8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8" style:family="table-cell" style:parent-style-name="Default">
      <style:table-cell-properties fo:border="0.06pt solid #000000" style:vertical-align="top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visibility="collapse" table:number-columns-repeated="6" table:default-cell-style-name="ce65"/>
        <table:table-column table:style-name="co8" table:visibility="collapse" table:default-cell-style-name="ce71"/>
        <table:table-column table:style-name="co9" table:default-cell-style-name="ce65"/>
        <table:table-column table:style-name="co7" table:default-cell-style-name="ce49"/>
        <table:table-column table:style-name="co7" table:default-cell-style-name="ce55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8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8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8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8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2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41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1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60" office:value-type="string" calcext:value-type="string" table:number-columns-spanned="1" table:number-rows-spanned="2">
            <text:p>Diskussion</text:p>
          </table:table-cell>
          <table:table-cell table:style-name="ce41" office:value-type="string" calcext:value-type="string" table:number-columns-spanned="1" table:number-rows-spanned="2">
            <text:p>Umsetzung</text:p>
            <text:p>in Profil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2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60" office:value-type="string" calcext:value-type="string">
            <text:p>Bemerkung</text:p>
          </table:covered-table-cell>
          <table:covered-table-cell table:style-name="ce22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8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Impfstoff?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Normgröß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. Rohdaten sollen im Lauf 2022 verfügbar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freiverkäuflich?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Hersteller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2" office:value-type="string" calcext:value-type="string">
            <text:p>Darreichungsfor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2"/>
          <table:table-cell table:style-name="ce12" office:value-type="string" calcext:value-type="string">
            <text:p>Bestandteil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5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aktiv?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covered-table-cell table:style-name="ce12"/>
          <table:table-cell table:style-name="ce12" office:value-type="string" calcext:value-type="string">
            <text:p>Wirkstofftyp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82" office:value-type="string" calcext:value-type="string">
            <text:p>FSH-Bug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number-columns-repeated="2" table:style-name="ce5"/>
          <table:table-cell table:style-name="ce12" office:value-type="string" calcext:value-type="string">
            <text:p>Chargennumm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2" office:value-type="string" calcext:value-type="string">
            <text:p>Ablauf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Listen-Mod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Titel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8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2" office:value-type="string" calcext:value-type="string">
            <text:p>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Eintra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Änderun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Sequenz-Nr.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8"/>
          <table:covered-table-cell table:style-name="ce12"/>
          <table:table-cell table:style-name="ce12" office:value-type="string" calcext:value-type="string">
            <text:p>Elemen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,</text:p>
            <text:p>URI</text:p>
          </table:table-cell>
          <table:table-cell table:style-name="ce35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10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6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Code/Freitext</text:p>
            <text:p>or Referenz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10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/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/>
          <table:table-cell table:number-columns-repeated="1007"/>
        </table:table-row>
        <table:table-row table:style-name="ro8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2"/>
          <table:table-cell table:style-name="ce35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/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57"/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 office:value-type="string" calcext:value-type="string">
            <text:p>Zuzahlungs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 office:value-type="string" calcext:value-type="string">
            <text:p>Kennzeichen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Notdienstgebüh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BV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/>
          <table:table-cell table:style-name="ce12" office:value-type="string" calcext:value-type="string">
            <text:p>Unfall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Unfallbetrieb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Unfalltag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Rezepttyp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Zweck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Aufent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Erstellungszeitpunkt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verordnende Pers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verordnende Organisati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2" office:value-type="string" calcext:value-type="string">
            <text:p>Versicherungsverhältni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Anmerk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 (Markdown)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Meng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erlaub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2" office:value-type="string" calcext:value-type="string">
            <text:p>Bestandteil von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  <text:p><text:span text:style-name="T1">xor Datum/Uhrzeit von/bis</text:span>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3">
          <table:covered-table-cell table:style-name="ce5"/>
          <table:table-cell table:style-name="ce12" office:value-type="string" calcext:value-type="string">
            <text:p>Grund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sverhältnis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8" table:number-rows-repeated="2">
          <table:table-cell table:style-name="ce8"/>
          <table:table-cell table:number-columns-repeated="1023"/>
        </table:table-row>
        <table:table-row table:style-name="ro8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8">
          <table:table-cell table:style-name="ce8"/>
          <table:table-cell table:number-columns-repeated="1023"/>
        </table:table-row>
        <table:table-row table:style-name="ro8">
          <table:table-cell table:style-name="ce9"/>
          <table:table-cell table:number-columns-repeated="1023"/>
        </table:table-row>
        <table:table-row table:style-name="ro8" table:number-rows-repeated="2">
          <table:table-cell table:style-name="ce8"/>
          <table:table-cell table:number-columns-repeated="1023"/>
        </table:table-row>
        <table:table-row table:style-name="ro8">
          <table:table-cell table:style-name="ce9"/>
          <table:table-cell table:number-columns-repeated="1023"/>
        </table:table-row>
        <table:table-row table:style-name="ro8" table:number-rows-repeated="152">
          <table:table-cell table:style-name="ce8"/>
          <table:table-cell table:number-columns-repeated="1023"/>
        </table:table-row>
        <table:table-row table:style-name="ro8" table:number-rows-repeated="10482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11:11:25.7328593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1T13:35:48.368550863</dc:date>
    <dc:creator>Stefan Lang</dc:creator>
    <meta:editing-duration>PT13H39M28S</meta:editing-duration>
    <meta:editing-cycles>554</meta:editing-cycles>
    <meta:generator>LibreOffice/6.4.7.2$Linux_X86_64 LibreOffice_project/40$Build-2</meta:generator>
    <meta:document-statistic meta:table-count="1" meta:cell-count="1773" meta:object-count="0"/>
  </office:meta>
</office:document-meta>
</file>